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1507in" table:align="left"/>
    </style:style>
    <style:style style:name="Table1.A" style:family="table-column">
      <style:table-column-properties style:column-width="4.1507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8pt" style:font-size-asian="18pt" style:font-size-complex="18pt"/>
    </style:style>
    <style:style style:name="P3" style:family="paragraph" style:parent-style-name="Standard" style:master-page-name="">
      <style:paragraph-properties fo:margin-left="0.9791in" fo:margin-right="0in" fo:text-indent="0in" style:auto-text-indent="false" style:page-number="auto">
        <style:tab-stops>
          <style:tab-stop style:position="0.8335in"/>
        </style:tab-stops>
      </style:paragraph-properties>
      <style:text-properties style:font-name="Arial"/>
    </style:style>
    <style:style style:name="P4" style:family="paragraph" style:parent-style-name="Standard">
      <style:paragraph-properties fo:margin-left="0.9791in" fo:margin-right="0in" fo:text-indent="0in" style:auto-text-indent="false">
        <style:tab-stops>
          <style:tab-stop style:position="0.8335in"/>
        </style:tab-stops>
      </style:paragraph-properties>
      <style:text-properties style:font-name="Ari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8335in"/>
        </style:tab-stops>
      </style:paragraph-properties>
      <style:text-properties style:font-name="Arial"/>
    </style:style>
    <style:style style:name="P6" style:family="paragraph" style:parent-style-name="Standard" style:master-page-name="">
      <style:paragraph-properties fo:margin-left="0.9898in" fo:margin-right="0in" fo:text-indent="-0.4791in" style:auto-text-indent="false" style:page-number="auto">
        <style:tab-stops>
          <style:tab-stop style:position="0.8335in"/>
        </style:tab-stops>
      </style:paragraph-properties>
    </style:style>
    <style:style style:name="P7" style:family="paragraph" style:parent-style-name="Standard">
      <style:paragraph-properties fo:margin-left="0.9898in" fo:margin-right="0in" fo:text-indent="-0.4791in" style:auto-text-indent="false">
        <style:tab-stops>
          <style:tab-stop style:position="0.8335in"/>
        </style:tab-stops>
      </style:paragraph-properties>
      <style:text-properties style:font-name="Arial"/>
    </style:style>
    <style:style style:name="P8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9" style:family="paragraph" style:parent-style-name="Standard" style:master-page-name="">
      <style:paragraph-properties fo:margin-left="0.9898in" fo:margin-right="0in" fo:text-indent="-0.4791in" style:auto-text-indent="false" style:page-number="auto">
        <style:tab-stops>
          <style:tab-stop style:position="0.8335in"/>
        </style:tab-stops>
      </style:paragraph-properties>
      <style:text-properties style:font-name="Arial"/>
    </style:style>
    <style:style style:name="P10" style:family="paragraph" style:parent-style-name="Standard">
      <style:text-properties style:font-name="Arial"/>
    </style:style>
    <style:style style:name="T1" style:family="text">
      <style:text-properties style:font-name="Arial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Daddy Website Procedures</text:p>
      <text:p text:style-name="P1"/>
      <text:p text:style-name="P1">RoboForm logins</text:p>
      <text:p text:style-name="P1"><text:tab/>GLSWebsite-CPanel – Opens the main CPanel for GoDadddy</text:p>
      <text:p text:style-name="P3">Use this to go to file manager and change the index.php to the one you want to use</text:p>
      <text:p text:style-name="P6"><text:span text:style-name="T1">Green-leaf-services-GoDaddySites – Opens </text:span><text:a xlink:type="simple" xlink:href="http://www.grean-leaf-services.com/" text:style-name="Internet_20_link" text:visited-style-name="Visited_20_Internet_20_Link"><text:span text:style-name="T1">www.grean-leaf-services.com</text:span></text:a><text:span text:style-name="T1"> directly – when the index.php is set to the CMS index</text:span></text:p>
      <text:p text:style-name="P9">Green-leaf-services-WordPressAdmin – opens WordPress interface – website accessed through this is till determined by the index.php setting in the CPanel/File Manager</text:p>
      <text:p text:style-name="P6"><text:span text:style-name="T1">GreenLeaf-Email-John – open the email interface for </text:span><text:a xlink:type="simple" xlink:href="mailto:john@green-leaf-services.com" text:style-name="Internet_20_link" text:visited-style-name="Visited_20_Internet_20_Link"><text:span text:style-name="T1">john@green-leaf-services.com</text:span></text:a><text:span text:style-name="T1"> email account</text:span></text:p>
      <text:p text:style-name="P7">GoDaddyMain – opens the GoDaddy website for access to main settings</text:p>
      <text:p text:style-name="P4"/>
      <text:p text:style-name="P5">FTP</text:p>
      <text:p text:style-name="P1">Files go to the folder ftp-development</text:p>
      <text:section text:style-name="Sect1" text:name="wrap">
        <text:p text:style-name="Standard"/>
        <text:section text:style-name="Sect1" text:name="content">
          <text:p text:style-name="P8"><text:bookmark text:name="accounts_div"/><text:bookmark text:name="tblFtpAccounts"/></text:p>
          <table:table table:name="Table1" table:style-name="Table1">
            <table:table-column table:style-name="Table1.A"/>
            <table:table-row>
              <table:table-cell table:style-name="Table1.A1" office:value-type="string">
                <text:section text:style-name="Sect1" text:name="config_module_0">
                  <text:p text:style-name="Table_20_Contents">FTP Username: <text:span text:style-name="Strong_20_Emphasis">ftp-development@green-leaf-services.com</text:span><text:line-break/>FTP server: <text:span text:style-name="Strong_20_Emphasis">green-leaf-services.com</text:span><text:line-break/>FTP &amp; explicit FTPS port:  <text:span text:style-name="Strong_20_Emphasis">21</text:span></text:p>
                </text:section>
              </table:table-cell>
            </table:table-row>
          </table:table>
        </text:section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en Leaf Services</meta:initial-creator>
    <meta:creation-date>2017-02-13T10:24:36.76</meta:creation-date>
    <dc:date>2017-02-13T11:30:38.57</dc:date>
    <dc:creator>Green Leaf Services</dc:creator>
    <meta:editing-duration>PT1H4M26S</meta:editing-duration>
    <meta:editing-cycles>7</meta:editing-cycles>
    <meta:generator>OpenOffice/4.1.1$Win32 OpenOffice.org_project/411m6$Build-9775</meta:generator>
    <meta:document-statistic meta:table-count="1" meta:image-count="0" meta:object-count="0" meta:page-count="1" meta:paragraph-count="11" meta:word-count="107" meta:character-count="786"/>
  </office:meta>
</office:document-meta>
</file>